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740" officeooo:paragraph-rsid="0010a740"/>
    </style:style>
    <style:style style:name="P2" style:family="paragraph" style:parent-style-name="Standard">
      <style:paragraph-properties fo:text-align="start" style:justify-single-word="false"/>
      <style:text-properties officeooo:rsid="0010a740" officeooo:paragraph-rsid="0010a740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1230d" officeooo:paragraph-rsid="0011230d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23c7f" officeooo:paragraph-rsid="00123c7f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3de53" officeooo:paragraph-rsid="0013de53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13de53" officeooo:paragraph-rsid="0013de53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1447b6" officeooo:paragraph-rsid="001447b6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461e3" officeooo:paragraph-rsid="001461e3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192a6b" officeooo:paragraph-rsid="00192a6b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192a6b" officeooo:paragraph-rsid="00192a6b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1bd810" officeooo:paragraph-rsid="001bd810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1d5309" officeooo:paragraph-rsid="001d5309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1e9282" officeooo:paragraph-rsid="001e9282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1fd1d9" officeooo:paragraph-rsid="001fd1d9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214cf6" officeooo:paragraph-rsid="00214cf6"/>
    </style:style>
    <style:style style:name="P16" style:family="paragraph" style:parent-style-name="Standard">
      <style:paragraph-properties fo:text-align="center" style:justify-single-word="false"/>
      <style:text-properties fo:language="ru" fo:country="RU" officeooo:rsid="00214cf6" officeooo:paragraph-rsid="00214cf6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21ec61" officeooo:paragraph-rsid="0021ec61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24abfb" officeooo:paragraph-rsid="0024abfb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25baca" officeooo:paragraph-rsid="0025baca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2761e9" officeooo:paragraph-rsid="002761e9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1230d" officeooo:paragraph-rsid="0011230d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23c7f" officeooo:paragraph-rsid="00123c7f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3de53" officeooo:paragraph-rsid="0013de53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7489b" officeooo:paragraph-rsid="0017489b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1784ad" officeooo:paragraph-rsid="0017489b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95464" officeooo:paragraph-rsid="00195464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195464" officeooo:paragraph-rsid="001a0056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195464" officeooo:paragraph-rsid="001ba0ea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1bd810" officeooo:paragraph-rsid="001bd810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21ec61" officeooo:paragraph-rsid="0021ec61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22d9fc" officeooo:paragraph-rsid="0022d9fc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24abfb" officeooo:paragraph-rsid="0024abfb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25baca" officeooo:paragraph-rsid="0025baca"/>
    </style:style>
    <style:style style:name="P34" style:family="paragraph" style:parent-style-name="Standard">
      <style:paragraph-properties fo:text-align="start" style:justify-single-word="false"/>
      <style:text-properties fo:language="en" fo:country="US" officeooo:rsid="002761e9" officeooo:paragraph-rsid="002761e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230d"/>
    </style:style>
    <style:style style:name="T3" style:family="text">
      <style:text-properties fo:language="en" fo:country="US" officeooo:rsid="001610ce"/>
    </style:style>
    <style:style style:name="T4" style:family="text">
      <style:text-properties fo:language="en" fo:country="US" officeooo:rsid="001e928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0056"/>
    </style:style>
    <style:style style:name="T7" style:family="text">
      <style:text-properties fo:language="ru" fo:country="RU" officeooo:rsid="001ba0ea"/>
    </style:style>
    <style:style style:name="T8" style:family="text">
      <style:text-properties officeooo:rsid="001610ce"/>
    </style:style>
    <style:style style:name="T9" style:family="text">
      <style:text-properties officeooo:rsid="00161f4f"/>
    </style:style>
    <style:style style:name="T10" style:family="text">
      <style:text-properties officeooo:rsid="00195464"/>
    </style:style>
    <style:style style:name="T11" style:family="text">
      <style:text-properties officeooo:rsid="001a0056"/>
    </style:style>
    <style:style style:name="T12" style:family="text">
      <style:text-properties officeooo:rsid="001e9282"/>
    </style:style>
    <style:style style:name="T13" style:family="text">
      <style:text-properties officeooo:rsid="001f4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дение типов.</text:p>
      <text:p text:style-name="P1"/>
      <text:p text:style-name="P2">На одну и ту же область памяти могут ссылаться указатели разного типа<text:span text:style-name="T5">, если применить к ним операции разыменования, то получатся разные результаты.</text:span></text:p>
      <text:p text:style-name="P2"><text:span text:style-name="T2"/></text:p>
      <text:p text:style-name="P3">Пример</text:p>
      <text:p text:style-name="P21">int a = 123;</text:p>
      <text:p text:style-name="P21">int *pi = &amp;a;</text:p>
      <text:p text:style-name="P21">char *pc = (char*)&amp;a;</text:p>
      <text:p text:style-name="P21">float *pf = (float*)&amp;a;</text:p>
      <text:p text:style-name="P21">cout&lt;&lt;pi&lt;&lt;” ”&lt;&lt;*pi&lt;&lt;endl;</text:p>
      <text:p text:style-name="P21">cout&lt;&lt;pc&lt;&lt;” ”&lt;&lt;*pc&lt;&lt;endl;</text:p>
      <text:p text:style-name="P21">cout&lt;&lt;pi&lt;&lt;” ”&lt;&lt;*pi&lt;&lt;endl;</text:p>
      <text:p text:style-name="P21"/>
      <text:p text:style-name="P4">У трёх указателей, адрес один и тот же, но при разыменовании получатся разные значения.</text:p>
      <text:p text:style-name="P4"/>
      <text:p text:style-name="P22">Void *ptr;</text:p>
      <text:p text:style-name="P22">int I;</text:p>
      <text:p text:style-name="P22">int *ptri;</text:p>
      <text:p text:style-name="P22">ptr = &amp;i;</text:p>
      <text:p text:style-name="P22">ptr = ptr1;</text:p>
      <text:p text:style-name="P22">ptri=ptr; // <text:span text:style-name="T5">Недопустимо</text:span></text:p>
      <text:p text:style-name="P22">ptri = (int *)ptr;</text:p>
      <text:p text:style-name="P22"/>
      <text:p text:style-name="P5">Операторы используемые с указателями.(*, <text:span text:style-name="T1">&amp;)</text:span></text:p>
      <text:p text:style-name="P6"/>
      <text:p text:style-name="P6">Оператор <text:span text:style-name="T1">&amp; - </text:span>Унарный, он возвращает адрес в памяти по которому находится его операнд.</text:p>
      <text:p text:style-name="P6"/>
      <text:p text:style-name="P6">Например:</text:p>
      <text:p text:style-name="P6"/>
      <text:p text:style-name="P23">int a = 5;</text:p>
      <text:p text:style-name="P23">int *aptr;</text:p>
      <text:p text:style-name="P23">aptr = &amp;a;</text:p>
      <text:p text:style-name="P23"/>
      <text:p text:style-name="P23">int value = *aptr;</text:p>
      <text:p text:style-name="P23"/>
      <text:p text:style-name="P7">В переменную <text:span text:style-name="T1">aptr </text:span>помещается адрес переменной <text:span text:style-name="T1">a. </text:span>Этот адрес соответствует области во внутренней памяти компьютера, которая принадлежит переменной <text:span text:style-name="T1">a. </text:span>Выполнение этой инструкции никак не влияет на значение переменной <text:span text:style-name="T1">a.</text:span></text:p>
      <text:p text:style-name="P7"/>
      <text:p text:style-name="P7">Оператор <text:span text:style-name="T1">* - </text:span>Унарный, он обращается к значению переменной, расположенной по адресу заданному его операндом.</text:p>
      <text:p text:style-name="P7"/>
      <text:p text:style-name="P8">Переменные указатели всегда должны указывать на соответствующий тип данных. <text:span text:style-name="T8">Например при объявлении указателя типа </text:span><text:span text:style-name="T3">int </text:span><text:span text:style-name="T8">компилятор предполагает, что все значения на которые он ссылается имеют этот тип </text:span><text:span text:style-name="T9">и не позволит выполнить операции, если типы указателей несовместимы.</text:span></text:p>
      <text:p text:style-name="P8"/>
      <text:p text:style-name="P8"/>
      <text:p text:style-name="P8"/>
      <text:p text:style-name="P8"/>
      <text:p text:style-name="P8"/>
      <text:p text:style-name="P24"><text:soft-page-break/>Example</text:p>
      <text:p text:style-name="P25"/>
      <text:p text:style-name="P24">int *p;</text:p>
      <text:p text:style-name="P24">double x,y;</text:p>
      <text:p text:style-name="P24">x = 123.23;</text:p>
      <text:p text:style-name="P24">p = (int *) &amp;x;</text:p>
      <text:p text:style-name="P24"/>
      <text:p text:style-name="P24">y = *p;</text:p>
      <text:p text:style-name="P24">cout &lt;&lt; p;</text:p>
      <text:p text:style-name="P24"/>
      <text:p text:style-name="P9">Ссылки</text:p>
      <text:p text:style-name="P9"/>
      <text:p text:style-name="P10">Ссылка позволяет определить альтернативное имя переменной. Она не создаёт копию объекта, а является другим именем. <text:span text:style-name="T10">Формат объявления ссылки следующий</text:span></text:p>
      <text:p text:style-name="P10"/>
      <text:p text:style-name="P26">[type]&amp; name_of_link = name_of_object;</text:p>
      <text:p text:style-name="P26"/>
      <text:p text:style-name="P26">int x;</text:p>
      <text:p text:style-name="P26">int&amp; sx = x;</text:p>
      <text:p text:style-name="P27">const char&amp; CR = “\n”;</text:p>
      <text:p text:style-name="P27"/>
      <text:p text:style-name="P27"><text:span text:style-name="T6">Правила работы со ссылками.</text:span></text:p>
      <text:p text:style-name="P27"><text:span text:style-name="T6"/></text:p>
      <text:p text:style-name="P27"><text:span text:style-name="T6">1) Переменная ссылка должна быть явно инициализирована при её описании, если она не <text:s text:c="5"/>является параметром функции.</text:span></text:p>
      <text:p text:style-name="P27"><text:span text:style-name="T6">2) Не описана как</text:span><text:span text:style-name="T11"> extern</text:span><text:span text:style-name="T6"> и не ссылается на поле класса.</text:span></text:p>
      <text:p text:style-name="P28"><text:span text:style-name="T6">3) После инициализации ссылке не может быть присвоено другое значение.</text:span></text:p>
      <text:p text:style-name="P28"><text:span text:style-name="T7">4) Не существует указателей на ссылки, массивов ссылок,</text:span><text:span text:style-name="T5"> </text:span><text:span text:style-name="T7">и ссылок на ссылок.</text:span></text:p>
      <text:p text:style-name="P29">5) <text:span text:style-name="T5">Операция над ссылкой приводит к изменению величины на которую она ссылается.</text:span></text:p>
      <text:p text:style-name="P11">6) Ссылка не занимает дополнительного пространства в памяти.</text:p>
      <text:p text:style-name="P11"/>
      <text:p text:style-name="P11">Примеры:</text:p>
      <text:p text:style-name="P11"/>
      <text:p text:style-name="P29">int I = 123; // = 123</text:p>
      <text:p text:style-name="P29">int&amp; si = I; // = 123</text:p>
      <text:p text:style-name="P29"/>
      <text:p text:style-name="P29">I = 456;</text:p>
      <text:p text:style-name="P29">// I = 456; si = 456;</text:p>
      <text:p text:style-name="P29"/>
      <text:p text:style-name="P29">I = 0;</text:p>
      <text:p text:style-name="P29">// I = 0; si = 0;</text:p>
      <text:p text:style-name="P29"/>
      <text:p text:style-name="P29"/>
      <text:p text:style-name="P12">Отличия ссылок от указателей.</text:p>
      <text:p text:style-name="P12"/>
      <text:p text:style-name="P12">1) Указатель может быть повторно назначен любое количество раз. В то время, как ссылка не может быть переназначена после привязки.</text:p>
      <text:p text:style-name="P12">2) <text:span text:style-name="T12">Указатели могут ссылаться в никуда(В </text:span><text:span text:style-name="T4">Null), </text:span><text:span text:style-name="T12">тогда как ссылка всегда ссылается на объект.</text:span></text:p>
      <text:p text:style-name="P13">3) Невозможно получить адрес ссылки.</text:p>
      <text:p text:style-name="P13">4) Не существует арифметики ссылок, но возможно взять адрес объекта, на который ссылается ссылка <text:span text:style-name="T13">и выполнить арифметику указателя для него.</text:span></text:p>
      <text:p text:style-name="P13"/>
      <text:p text:style-name="P14"><text:soft-page-break/>Основные правила использования ссылок и указателей.</text:p>
      <text:p text:style-name="P14"/>
      <text:p text:style-name="P14">Ссылки используются в параметрах функций и возвращаемых типов. Для того, чтобы определить удобный и само-документированный интерфейс программы.</text:p>
      <text:p text:style-name="P14"/>
      <text:p text:style-name="P15">Указатели используются для реализации различных структур данных.</text:p>
      <text:p text:style-name="P15"/>
      <text:p text:style-name="P16">Динамические массивы.</text:p>
      <text:p text:style-name="P15"/>
      <text:p text:style-name="P15">Доступ к произвольному элементу массива обеспечивается по имени массива и индексу(То есть целочисленному смещению от начала)</text:p>
      <text:p text:style-name="P15">Имя массива является указателем-константой. К нему применимы все правила адресной арифметики связанные с указателями.</text:p>
      <text:p text:style-name="P15"/>
      <text:p text:style-name="P17">Имя массива <text:span text:style-name="T1">[index]</text:span></text:p>
      <text:p text:style-name="P17"/>
      <text:p text:style-name="P30">name_arr = &amp;name_arr == &amp;name_arr[]</text:p>
      <text:p text:style-name="P30"/>
      <text:p text:style-name="P17">Доступ к элементам массива возможен по его имени как к указателю.</text:p>
      <text:p text:style-name="P30">Int z[3];</text:p>
      <text:p text:style-name="P30">z[0] == *(z) == *(z+0)</text:p>
      <text:p text:style-name="P31">z[1] == *(z+1)</text:p>
      <text:p text:style-name="P31"/>
      <text:p text:style-name="P31"/>
      <text:p text:style-name="P18">Рассмотрим пример в котором выведем элементы массива, используя имя массива, как указатель.</text:p>
      <text:p text:style-name="P18"/>
      <text:p text:style-name="P32">for(int I = 0; I &lt; size; I++)</text:p>
      <text:p text:style-name="P32"><text:tab/>cout &lt;&lt; endl &lt;&lt; *(x + I);</text:p>
      <text:p text:style-name="P32"/>
      <text:p text:style-name="P19">В общем виде, обращение к элементу массива относят к постфиксному выражению вида:</text:p>
      <text:p text:style-name="P19"/>
      <text:p text:style-name="P33">PE[IE]</text:p>
      <text:p text:style-name="P19">При использовании адресной арифметики получим</text:p>
      <text:p text:style-name="P19"/>
      <text:p text:style-name="P33">*(PE + IE)</text:p>
      <text:p text:style-name="P33"/>
      <text:p text:style-name="P20">И поскольку сложение комутативно, то справедливы равенства</text:p>
      <text:p text:style-name="P34">*(x + I) <text:s/>== *(I + x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08:10:31.370000000</meta:creation-date>
    <dc:date>2022-10-31T09:14:15.944000000</dc:date>
    <meta:editing-duration>PT1H3M34S</meta:editing-duration>
    <meta:editing-cycles>25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81" meta:word-count="571" meta:character-count="3628" meta:non-whitespace-character-count="3131"/>
  </office:meta>
</office:document-meta>
</file>